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5T13:07:58.851000000</meta:creation-date>
    <dc:date>2020-12-15T13:09:15.730000000</dc:date>
    <meta:editing-duration>PT1M12S</meta:editing-duration>
    <meta:editing-cycles>2</meta:editing-cycles>
    <meta:generator>LibreOfficeDev/7.2.0.0.alpha0$Windows_X86_64 LibreOffice_project/9cfcf83f53e0ae897b30705f790c6ebe0b86932e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088cm" svg:y="3.945cm" style:legend-expansion="high" chart:style-name="ch2"/>
        <chart:plot-area chart:style-name="ch3" chart:data-source-has-labels="both" svg:x="0.319cm" svg:y="0.179cm" svg:width="12.45cm" svg:height="8.641cm">
          <chart:coordinate-region svg:x="0.951cm" svg:y="0.381cm" svg:width="11.818cm" svg:height="7.78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loext:hide-legend="true" chart:label-cell-address="local-table.$D$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Dev/7.2.0.0.alpha0$Windows_X86_64 LibreOffice_project/9cfcf83f53e0ae897b30705f790c6ebe0b8693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